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28cm"/>
    </style:style>
    <style:style style:name="co4" style:family="table-column">
      <style:table-column-properties fo:break-before="auto" style:column-width="4.323cm"/>
    </style:style>
    <style:style style:name="co5" style:family="table-column">
      <style:table-column-properties fo:break-before="auto" style:column-width="1.208cm"/>
    </style:style>
    <style:style style:name="co6" style:family="table-column">
      <style:table-column-properties fo:break-before="auto" style:column-width="2.9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44cm" fo:break-before="auto" style:use-optimal-row-height="false"/>
    </style:style>
    <style:style style:name="ro3" style:family="table-row">
      <style:table-row-properties style:row-height="1.24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15min-nrpa-grupo1" table:style-name="ta1">
        <table:table-column table:style-name="co1" table:default-cell-style-name="Default"/>
        <table:table-column table:style-name="co2" table:number-columns-repeated="5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RPA – sem ordenação DSTUR – 15 minutos de execução – melhores execuções por instânci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2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3">
          <table:table-cell table:style-name="ce1" office:value-type="string" calcext:value-type="string">
            <text:p>Nome da Instância</text:p>
          </table:table-cell>
          <table:table-cell table:style-name="ce3" office:value-type="string" calcext:value-type="string">
            <text:p>Número de cores usada na execução</text:p>
          </table:table-cell>
          <table:table-cell table:style-name="ce3" office:value-type="string" calcext:value-type="string">
            <text:p>Número de vértices</text:p>
          </table:table-cell>
          <table:table-cell table:style-name="ce3" office:value-type="string" calcext:value-type="string">
            <text:p>Número de arestas</text:p>
          </table:table-cell>
          <table:table-cell table:style-name="ce3" office:value-type="string" calcext:value-type="string">
            <text:p>Conflitos na melhor solução</text:p>
          </table:table-cell>
          <table:table-cell table:style-name="ce3" office:value-type="string" calcext:value-type="string">
            <text:p>Resolvido?</text:p>
          </table:table-cell>
          <table:table-cell table:style-name="ce3" office:value-type="string" calcext:value-type="string">
            <text:p>Terminou por limite de tempo</text:p>
          </table:table-cell>
          <table:table-cell table:style-name="ce3" office:value-type="string" calcext:value-type="string">
            <text:p>Tempo de execução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 table:number-rows-repeated="104853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5min-nrpa-g1-bruto" table:style-name="ta1"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RPA – sem ordenação DSTUR – 15 minutos de execuçã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úmero cromático +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5" calcext:value-type="float">
            <text:p>-2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4" calcext:value-type="float">
            <text:p>-2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7" calcext:value-type="float">
            <text:p>7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7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79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4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2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7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3.9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1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1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5" calcext:value-type="float">
            <text:p>-10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03" calcext:value-type="float">
            <text:p>-1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30" calcext:value-type="float">
            <text:p>-1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3" calcext:value-type="float">
            <text:p>-11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5" calcext:value-type="float">
            <text:p>5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117" calcext:value-type="float">
            <text:p>-1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4" calcext:value-type="float">
            <text:p>-2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51" calcext:value-type="float">
            <text:p>-2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8" calcext:value-type="float">
            <text:p>-23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30" calcext:value-type="float">
            <text:p>-23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5" calcext:value-type="float">
            <text:p>5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9" calcext:value-type="float">
            <text:p>-17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0" calcext:value-type="float">
            <text:p>-18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82" calcext:value-type="float">
            <text:p>-18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3" calcext:value-type="float">
            <text:p>-1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6" calcext:value-type="float">
            <text:p>16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177" calcext:value-type="float">
            <text:p>-17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1" calcext:value-type="float">
            <text:p>-1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7" calcext:value-type="float">
            <text:p>-7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6" calcext:value-type="float">
            <text:p>-7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5" calcext:value-type="float">
            <text:p>15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31" calcext:value-type="float">
            <text:p>-7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9" calcext:value-type="float">
            <text:p>-23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9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6" calcext:value-type="float">
            <text:p>-2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1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1" calcext:value-type="float">
            <text:p>-24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1" calcext:value-type="float">
            <text:p>51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32" calcext:value-type="float">
            <text:p>-2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2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om número cromátic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3" calcext:value-type="float">
            <text:p>-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1-FullIns_4.col</text:p>
          </table:table-cell>
          <table:table-cell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office:value-type="float" office:value="593" calcext:value-type="float">
            <text:p>593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9" calcext:value-type="float">
            <text:p>-4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2" calcext:value-type="float">
            <text:p>-3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4" calcext:value-type="float">
            <text:p>-3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6" calcext:value-type="float">
            <text:p>-3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44" calcext:value-type="float">
            <text:p>-4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1" calcext:value-type="float">
            <text:p>-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37" calcext:value-type="float">
            <text:p>-3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2-FullIns_4.col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1621" calcext:value-type="float">
            <text:p>1621</text:p>
          </table:table-cell>
          <table:table-cell office:value-type="float" office:value="-51" calcext:value-type="float">
            <text:p>-5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49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4.97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6.23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0.75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3.12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84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2.46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5.76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58</text:p>
          </table:table-cell>
        </table:table-row>
        <table:table-row table:style-name="ro1">
          <table:table-cell office:value-type="string" calcext:value-type="string">
            <text:p>3-FullIns_3.col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81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8.17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6.80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7.14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6.7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4.79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8.63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0.74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1.98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33.62</text:p>
          </table:table-cell>
        </table:table-row>
        <table:table-row table:style-name="ro1">
          <table:table-cell office:value-type="string" calcext:value-type="string">
            <text:p>4-FullIns_3.col</text:p>
          </table:table-cell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6.05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23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5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17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6</text:p>
          </table:table-cell>
        </table:table-row>
        <table:table-row table:style-name="ro1">
          <table:table-cell office:value-type="string" calcext:value-type="string">
            <text:p>4-Insertions_3.col</text:p>
          </table:table-cell>
          <table:table-cell office:value-type="float" office:value="4" calcext:value-type="float">
            <text:p>4</text:p>
          </table:table-cell>
          <table:table-cell office:value-type="float" office:value="79" calcext:value-type="float">
            <text:p>7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1.2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29.8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3.52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12.2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274.70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12.33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/>69.19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08.37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54.38</text:p>
          </table:table-cell>
        </table:table-row>
        <table:table-row table:style-name="ro1">
          <table:table-cell office:value-type="string" calcext:value-type="string">
            <text:p>5-FullIns_3.col</text:p>
          </table:table-cell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172.84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4" calcext:value-type="float">
            <text:p>-5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12" calcext:value-type="float">
            <text:p>-5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98" calcext:value-type="float">
            <text:p>-4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73" calcext:value-type="float">
            <text:p>-47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3" calcext:value-type="float">
            <text:p>-5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501" calcext:value-type="float">
            <text:p>-50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9" calcext:value-type="float">
            <text:p>-4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65" calcext:value-type="float">
            <text:p>-46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ash608GPIA.col</text:p>
          </table:table-cell>
          <table:table-cell office:value-type="float" office:value="4" calcext:value-type="float">
            <text:p>4</text:p>
          </table:table-cell>
          <table:table-cell office:value-type="float" office:value="1216" calcext:value-type="float">
            <text:p>1216</text:p>
          </table:table-cell>
          <table:table-cell office:value-type="float" office:value="7844" calcext:value-type="float">
            <text:p>7844</text:p>
          </table:table-cell>
          <table:table-cell office:value-type="float" office:value="-488" calcext:value-type="float">
            <text:p>-48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6" calcext:value-type="float">
            <text:p>-9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7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6" calcext:value-type="float">
            <text:p>-9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3" calcext:value-type="float">
            <text:p>-94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6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69" calcext:value-type="float">
            <text:p>-86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898" calcext:value-type="float">
            <text:p>-8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42" calcext:value-type="float">
            <text:p>-94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14" calcext:value-type="float">
            <text:p>-9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2" calcext:value-type="float">
            <text:p>-90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03" calcext:value-type="float">
            <text:p>-9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ash958GPIA.col</text:p>
          </table:table-cell>
          <table:table-cell office:value-type="float" office:value="4" calcext:value-type="float">
            <text:p>4</text:p>
          </table:table-cell>
          <table:table-cell office:value-type="float" office:value="1916" calcext:value-type="float">
            <text:p>1916</text:p>
          </table:table-cell>
          <table:table-cell office:value-type="float" office:value="12506" calcext:value-type="float">
            <text:p>12506</text:p>
          </table:table-cell>
          <table:table-cell office:value-type="float" office:value="-931" calcext:value-type="float">
            <text:p>-93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9" calcext:value-type="float">
            <text:p>-2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7" calcext:value-type="float">
            <text:p>-2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03" calcext:value-type="float">
            <text:p>-20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1" calcext:value-type="float">
            <text:p>-22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6" calcext:value-type="float">
            <text:p>-2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8" calcext:value-type="float">
            <text:p>-2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23" calcext:value-type="float">
            <text:p>-223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le450_15a.col</text:p>
          </table:table-cell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8168" calcext:value-type="float">
            <text:p>8168</text:p>
          </table:table-cell>
          <table:table-cell office:value-type="float" office:value="-212" calcext:value-type="float">
            <text:p>-212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2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4</text:p>
          </table:table-cell>
        </table:table-row>
        <table:table-row table:style-name="ro1">
          <table:table-cell office:value-type="string" calcext:value-type="string">
            <text:p>mug100_1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9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7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3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0</text:p>
          </table:table-cell>
        </table:table-row>
        <table:table-row table:style-name="ro1">
          <table:table-cell office:value-type="string" calcext:value-type="string">
            <text:p>mug100_25.col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yes</text:p>
          </table:table-cell>
          <table:table-cell office:value-type="string" calcext:value-type="string">
            <text:p><text:s/>.</text:p>
          </table:table-cell>
          <table:table-cell office:value-type="string" calcext:value-type="string">
            <text:p><text:s text:c="2"/>0.01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8" calcext:value-type="float">
            <text:p>-1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myciel6.col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755" calcext:value-type="float">
            <text:p>755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8" calcext:value-type="float">
            <text:p>-798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4" calcext:value-type="float">
            <text:p>-79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0" calcext:value-type="float">
            <text:p>-81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7" calcext:value-type="float">
            <text:p>-80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0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4" calcext:value-type="float">
            <text:p>-80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89" calcext:value-type="float">
            <text:p>-789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06" calcext:value-type="float">
            <text:p>-80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3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814" calcext:value-type="float">
            <text:p>-81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school1_nsh.col</text:p>
          </table:table-cell>
          <table:table-cell office:value-type="float" office:value="14" calcext:value-type="float">
            <text:p>14</text:p>
          </table:table-cell>
          <table:table-cell office:value-type="float" office:value="352" calcext:value-type="float">
            <text:p>352</text:p>
          </table:table-cell>
          <table:table-cell office:value-type="float" office:value="14612" calcext:value-type="float">
            <text:p>14612</text:p>
          </table:table-cell>
          <table:table-cell office:value-type="float" office:value="-796" calcext:value-type="float">
            <text:p>-79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4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5" calcext:value-type="float">
            <text:p>-245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27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1" calcext:value-type="float">
            <text:p>-261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4" calcext:value-type="float">
            <text:p>-264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6" calcext:value-type="float">
            <text:p>-26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43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6" calcext:value-type="float">
            <text:p>-25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2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10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57" calcext:value-type="float">
            <text:p>-257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8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46" calcext:value-type="float">
            <text:p>-246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5</text:p>
          </table:table-cell>
        </table:table-row>
        <table:table-row table:style-name="ro1">
          <table:table-cell office:value-type="string" calcext:value-type="string">
            <text:p>wap05a.col</text:p>
          </table:table-cell>
          <table:table-cell office:value-type="float" office:value="50" calcext:value-type="float">
            <text:p>50</text:p>
          </table:table-cell>
          <table:table-cell office:value-type="float" office:value="905" calcext:value-type="float">
            <text:p>905</text:p>
          </table:table-cell>
          <table:table-cell office:value-type="float" office:value="43081" calcext:value-type="float">
            <text:p>43081</text:p>
          </table:table-cell>
          <table:table-cell office:value-type="float" office:value="-260" calcext:value-type="float">
            <text:p>-260</text:p>
          </table:table-cell>
          <table:table-cell office:value-type="string" calcext:value-type="string">
            <text:p><text:s/>no</text:p>
          </table:table-cell>
          <table:table-cell office:value-type="string" calcext:value-type="string">
            <text:p><text:s/>limite de tempo</text:p>
          </table:table-cell>
          <table:table-cell office:value-type="string" calcext:value-type="string">
            <text:p>900.01</text:p>
          </table:table-cell>
        </table:table-row>
      </table:table>
      <table:named-expressions/>
      <table:database-ranges>
        <table:database-range table:name="__Anonymous_Sheet_DB__1" table:target-range-address="'15min-nrpa-g1-bruto'.A5:'15min-nrpa-g1-bruto'.H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0129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07T00:40:56.602926364</dc:date>
    <meta:editing-duration>PT2H6M34S</meta:editing-duration>
    <meta:editing-cycles>5</meta:editing-cycles>
    <meta:generator>LibreOffice/24.2.5.2$Linux_X86_64 LibreOffice_project/420$Build-2</meta:generator>
    <meta:document-statistic meta:table-count="2" meta:cell-count="1926" meta:object-count="0"/>
  </office:meta>
</office:document-meta>
</file>